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2258" calcext:value-type="float">
            <text:p>222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6606" calcext:value-type="float">
            <text:p>36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540" calcext:value-type="float">
            <text:p>39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58473" calcext:value-type="float">
            <text:p>584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85915" calcext:value-type="float">
            <text:p>1859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47950" calcext:value-type="float">
            <text:p>14795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47429" calcext:value-type="float">
            <text:p>10474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59312" calcext:value-type="float">
            <text:p>593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88613" calcext:value-type="float">
            <text:p>1886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62560" calcext:value-type="float">
            <text:p>10625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59886" calcext:value-type="float">
            <text:p>598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91452" calcext:value-type="float">
            <text:p>1914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52111" calcext:value-type="float">
            <text:p>1521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79114" calcext:value-type="float">
            <text:p>1079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61136" calcext:value-type="float">
            <text:p>61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93800" calcext:value-type="float">
            <text:p>1938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54797" calcext:value-type="float">
            <text:p>1547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94476" calcext:value-type="float">
            <text:p>1094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61754" calcext:value-type="float">
            <text:p>6175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95693" calcext:value-type="float">
            <text:p>19569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56461" calcext:value-type="float">
            <text:p>1564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104022" calcext:value-type="float">
            <text:p>11040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62850" calcext:value-type="float">
            <text:p>628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97960" calcext:value-type="float">
            <text:p>1979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59390" calcext:value-type="float">
            <text:p>1593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119546" calcext:value-type="float">
            <text:p>1119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64401" calcext:value-type="float">
            <text:p>644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200288" calcext:value-type="float">
            <text:p>2002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62992" calcext:value-type="float">
            <text:p>1629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133972" calcext:value-type="float">
            <text:p>11339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66001" calcext:value-type="float">
            <text:p>660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02601" calcext:value-type="float">
            <text:p>202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66729" calcext:value-type="float">
            <text:p>16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148274" calcext:value-type="float">
            <text:p>1148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67491" calcext:value-type="float">
            <text:p>674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204873" calcext:value-type="float">
            <text:p>2048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70397" calcext:value-type="float">
            <text:p>1703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161760" calcext:value-type="float">
            <text:p>116176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68681" calcext:value-type="float">
            <text:p>686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207308" calcext:value-type="float">
            <text:p>2073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74128" calcext:value-type="float">
            <text:p>1741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175018" calcext:value-type="float">
            <text:p>11750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69529" calcext:value-type="float">
            <text:p>695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209890" calcext:value-type="float">
            <text:p>2098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75786" calcext:value-type="float">
            <text:p>1757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189907" calcext:value-type="float">
            <text:p>1189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70215" calcext:value-type="float">
            <text:p>702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212150" calcext:value-type="float">
            <text:p>2121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77196" calcext:value-type="float">
            <text:p>1771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201763" calcext:value-type="float">
            <text:p>12017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71129" calcext:value-type="float">
            <text:p>711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214084" calcext:value-type="float">
            <text:p>214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79145" calcext:value-type="float">
            <text:p>1791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215028" calcext:value-type="float">
            <text:p>12150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71953" calcext:value-type="float">
            <text:p>719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216524" calcext:value-type="float">
            <text:p>2165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80785" calcext:value-type="float">
            <text:p>1807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230107" calcext:value-type="float">
            <text:p>12301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73082" calcext:value-type="float">
            <text:p>730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218922" calcext:value-type="float">
            <text:p>21892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82917" calcext:value-type="float">
            <text:p>1829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245340" calcext:value-type="float">
            <text:p>12453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74043" calcext:value-type="float">
            <text:p>740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221556" calcext:value-type="float">
            <text:p>2215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84993" calcext:value-type="float">
            <text:p>1849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260377" calcext:value-type="float">
            <text:p>12603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74869" calcext:value-type="float">
            <text:p>748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224211" calcext:value-type="float">
            <text:p>224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86734" calcext:value-type="float">
            <text:p>18673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276096" calcext:value-type="float">
            <text:p>12760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75847" calcext:value-type="float">
            <text:p>758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26871" calcext:value-type="float">
            <text:p>2268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88944" calcext:value-type="float">
            <text:p>1889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291184" calcext:value-type="float">
            <text:p>12911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76943" calcext:value-type="float">
            <text:p>769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28760" calcext:value-type="float">
            <text:p>2287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91191" calcext:value-type="float">
            <text:p>1911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303796" calcext:value-type="float">
            <text:p>13037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78174" calcext:value-type="float">
            <text:p>781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231104" calcext:value-type="float">
            <text:p>2311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93773" calcext:value-type="float">
            <text:p>1937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318277" calcext:value-type="float">
            <text:p>1318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79788" calcext:value-type="float">
            <text:p>797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33123" calcext:value-type="float">
            <text:p>2331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96832" calcext:value-type="float">
            <text:p>1968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332573" calcext:value-type="float">
            <text:p>1332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80761" calcext:value-type="float">
            <text:p>807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35687" calcext:value-type="float">
            <text:p>2356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99012" calcext:value-type="float">
            <text:p>199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347818" calcext:value-type="float">
            <text:p>134781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81835" calcext:value-type="float">
            <text:p>818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37811" calcext:value-type="float">
            <text:p>2378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202051" calcext:value-type="float">
            <text:p>2020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361629" calcext:value-type="float">
            <text:p>13616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40017" calcext:value-type="float">
            <text:p>2400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204271" calcext:value-type="float">
            <text:p>2042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377261" calcext:value-type="float">
            <text:p>1377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83852" calcext:value-type="float">
            <text:p>838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42474" calcext:value-type="float">
            <text:p>24247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206382" calcext:value-type="float">
            <text:p>2063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392523" calcext:value-type="float">
            <text:p>13925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85095" calcext:value-type="float">
            <text:p>8509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45028" calcext:value-type="float">
            <text:p>2450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208400" calcext:value-type="float">
            <text:p>20840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405156" calcext:value-type="float">
            <text:p>1405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86332" calcext:value-type="float">
            <text:p>863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47535" calcext:value-type="float">
            <text:p>24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211437" calcext:value-type="float">
            <text:p>2114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418617" calcext:value-type="float">
            <text:p>14186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88275" calcext:value-type="float">
            <text:p>882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49449" calcext:value-type="float">
            <text:p>2494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216049" calcext:value-type="float">
            <text:p>2160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430159" calcext:value-type="float">
            <text:p>14301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90047" calcext:value-type="float">
            <text:p>900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51539" calcext:value-type="float">
            <text:p>25153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219699" calcext:value-type="float">
            <text:p>2196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442678" calcext:value-type="float">
            <text:p>14426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92081" calcext:value-type="float">
            <text:p>920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53456" calcext:value-type="float">
            <text:p>2534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223765" calcext:value-type="float">
            <text:p>2237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454694" calcext:value-type="float">
            <text:p>1454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93816" calcext:value-type="float">
            <text:p>938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55684" calcext:value-type="float">
            <text:p>255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227845" calcext:value-type="float">
            <text:p>227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464873" calcext:value-type="float">
            <text:p>14648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95340" calcext:value-type="float">
            <text:p>953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58250" calcext:value-type="float">
            <text:p>258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231170" calcext:value-type="float">
            <text:p>231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478480" calcext:value-type="float">
            <text:p>14784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96250" calcext:value-type="float">
            <text:p>962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61431" calcext:value-type="float">
            <text:p>2614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233503" calcext:value-type="float">
            <text:p>2335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493127" calcext:value-type="float">
            <text:p>14931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97634" calcext:value-type="float">
            <text:p>976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64453" calcext:value-type="float">
            <text:p>2644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236877" calcext:value-type="float">
            <text:p>2368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510238" calcext:value-type="float">
            <text:p>15102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98951" calcext:value-type="float">
            <text:p>989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67599" calcext:value-type="float">
            <text:p>2675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40147" calcext:value-type="float">
            <text:p>2401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527078" calcext:value-type="float">
            <text:p>15270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00489" calcext:value-type="float">
            <text:p>1004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70607" calcext:value-type="float">
            <text:p>2706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244039" calcext:value-type="float">
            <text:p>2440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543635" calcext:value-type="float">
            <text:p>15436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01936" calcext:value-type="float">
            <text:p>101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74025" calcext:value-type="float">
            <text:p>2740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247485" calcext:value-type="float">
            <text:p>2474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560317" calcext:value-type="float">
            <text:p>15603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03684" calcext:value-type="float">
            <text:p>1036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76200" calcext:value-type="float">
            <text:p>2762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251982" calcext:value-type="float">
            <text:p>2519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574239" calcext:value-type="float">
            <text:p>15742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/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06210" calcext:value-type="float">
            <text:p>1062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83507" calcext:value-type="float">
            <text:p>2835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258101" calcext:value-type="float">
            <text:p>2581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602438" calcext:value-type="float">
            <text:p>1602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07470" calcext:value-type="float">
            <text:p>1074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87535" calcext:value-type="float">
            <text:p>2875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261610" calcext:value-type="float">
            <text:p>261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614102" calcext:value-type="float">
            <text:p>16141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8299" calcext:value-type="float">
            <text:p>108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92384" calcext:value-type="float">
            <text:p>292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264580" calcext:value-type="float">
            <text:p>2645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628349" calcext:value-type="float">
            <text:p>16283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9425" calcext:value-type="float">
            <text:p>1094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98067" calcext:value-type="float">
            <text:p>2980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267324" calcext:value-type="float">
            <text:p>267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643438" calcext:value-type="float">
            <text:p>1643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10830" calcext:value-type="float">
            <text:p>1108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303905" calcext:value-type="float">
            <text:p>3039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table:formula="of:= 382675 -[.B458]" office:value-type="float" office:value="271845" calcext:value-type="float">
            <text:p>27184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table:formula="of:= 1965721 - [.B460]" office:value-type="float" office:value="1693876" calcext:value-type="float">
            <text:p>16938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12221" calcext:value-type="float">
            <text:p>1122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309962" calcext:value-type="float">
            <text:p>3099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table:formula="of:= 388527 -[.B462]" office:value-type="float" office:value="276306" calcext:value-type="float">
            <text:p>2763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table:formula="of:= 1989421 - [.B463]" office:value-type="float" office:value="1679459" calcext:value-type="float">
            <text:p>16794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13766" calcext:value-type="float">
            <text:p>1137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315084" calcext:value-type="float">
            <text:p>3150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table:formula="of:=394372-[.B466]" office:value-type="float" office:value="280606" calcext:value-type="float">
            <text:p>2806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table:formula="of:= 2009674 -[.B467]" office:value-type="float" office:value="1694590" calcext:value-type="float">
            <text:p>16945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14796" calcext:value-type="float">
            <text:p>11479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18304" calcext:value-type="float">
            <text:p>3183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table:formula="of:=398042 - [.B470]" office:value-type="float" office:value="283246" calcext:value-type="float">
            <text:p>2832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table:formula="of:= 2019815 -[.B471]" office:value-type="float" office:value="1701511" calcext:value-type="float">
            <text:p>17015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16060" calcext:value-type="float">
            <text:p>11606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323830" calcext:value-type="float">
            <text:p>3238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table:formula="of:=402217-[.B474]" office:value-type="float" office:value="286157" calcext:value-type="float">
            <text:p>28615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table:formula="of:=2037967-[.B475]" office:value-type="float" office:value="1714137" calcext:value-type="float">
            <text:p>17141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17744" calcext:value-type="float">
            <text:p>1177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329880" calcext:value-type="float">
            <text:p>32988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table:formula="of:=408191-[.B478]" office:value-type="float" office:value="290447" calcext:value-type="float">
            <text:p>290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table:formula="of:=2058554-[.B479]" office:value-type="float" office:value="1728674" calcext:value-type="float">
            <text:p>17286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19211" calcext:value-type="float">
            <text:p>11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336198" calcext:value-type="float">
            <text:p>336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table:formula="of:=413075-[.B482]" office:value-type="float" office:value="293864" calcext:value-type="float">
            <text:p>2938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table:formula="of:=2080354-[.B483]" office:value-type="float" office:value="1744156" calcext:value-type="float">
            <text:p>174415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20969" calcext:value-type="float">
            <text:p>120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342906" calcext:value-type="float">
            <text:p>3429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table:formula="of:=419988-[.B486]" office:value-type="float" office:value="299019" calcext:value-type="float">
            <text:p>2990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table:formula="of:=2103005-[.B487]" office:value-type="float" office:value="1760099" calcext:value-type="float">
            <text:p>176009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21912" calcext:value-type="float">
            <text:p>1219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349100" calcext:value-type="float">
            <text:p>3491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table:formula="of:=424250-[.B490]" office:value-type="float" office:value="302338" calcext:value-type="float">
            <text:p>3023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table:formula="of:=2124189-[.B491]" office:value-type="float" office:value="1775089" calcext:value-type="float">
            <text:p>17750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23141" calcext:value-type="float">
            <text:p>12314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354883" calcext:value-type="float">
            <text:p>3548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table:formula="of:=430370-[.B494]" office:value-type="float" office:value="307229" calcext:value-type="float">
            <text:p>3072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table:formula="of:=2143321-[.B495]" office:value-type="float" office:value="1788438" calcext:value-type="float">
            <text:p>17884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24415" calcext:value-type="float">
            <text:p>1244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358718" calcext:value-type="float">
            <text:p>3587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table:formula="of:=435376-[.B498]" office:value-type="float" office:value="310961" calcext:value-type="float">
            <text:p>3109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table:formula="of:=2154702-[.B499]" office:value-type="float" office:value="1795984" calcext:value-type="float">
            <text:p>17959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5298" calcext:value-type="float">
            <text:p>1252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364382" calcext:value-type="float">
            <text:p>3643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table:formula="of:=439104-[.B502]" office:value-type="float" office:value="313806" calcext:value-type="float">
            <text:p>3138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table:formula="of:=2173495-[.B503]" office:value-type="float" office:value="1809113" calcext:value-type="float">
            <text:p>18091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27202" calcext:value-type="float">
            <text:p>1272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371353" calcext:value-type="float">
            <text:p>3713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table:formula="of:=447137-[.B506]" office:value-type="float" office:value="319935" calcext:value-type="float">
            <text:p>3199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table:formula="of:=2196327-[.B507]" office:value-type="float" office:value="1824974" calcext:value-type="float">
            <text:p>18249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29564" calcext:value-type="float">
            <text:p>1295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378432" calcext:value-type="float">
            <text:p>378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table:formula="of:=456459-[.B510]" office:value-type="float" office:value="326895" calcext:value-type="float">
            <text:p>32689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table:formula="of:=2220555-[.B511]" office:value-type="float" office:value="1842123" calcext:value-type="float">
            <text:p>18421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31649" calcext:value-type="float">
            <text:p>131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84647" calcext:value-type="float">
            <text:p>3846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table:formula="of:=464195-[.B514]" office:value-type="float" office:value="332546" calcext:value-type="float">
            <text:p>33254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table:formula="of:=2240927-[.B515]" office:value-type="float" office:value="1856280" calcext:value-type="float">
            <text:p>18562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3770" calcext:value-type="float">
            <text:p>1337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392033" calcext:value-type="float">
            <text:p>3920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table:formula="of:=472683 -[.B518]" office:value-type="float" office:value="338913" calcext:value-type="float">
            <text:p>3389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table:formula="of:=2265546-[.B519]" office:value-type="float" office:value="1873513" calcext:value-type="float">
            <text:p>1873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36366" calcext:value-type="float">
            <text:p>136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399580" calcext:value-type="float">
            <text:p>39958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table:formula="of:=483094 - [.B522]" office:value-type="float" office:value="346728" calcext:value-type="float">
            <text:p>3467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table:formula="of:=2290318 - [.B523]" office:value-type="float" office:value="1890738" calcext:value-type="float">
            <text:p>18907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37904" calcext:value-type="float">
            <text:p>1379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403589" calcext:value-type="float">
            <text:p>4035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table:formula="of:=489641-[.B526]" office:value-type="float" office:value="351737" calcext:value-type="float">
            <text:p>35173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table:formula="of:=2303973-[.B527]" office:value-type="float" office:value="1900384" calcext:value-type="float">
            <text:p>190038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39813" calcext:value-type="float">
            <text:p>1398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409508" calcext:value-type="float">
            <text:p>40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table:formula="of:=497857-[.B530]" office:value-type="float" office:value="358044" calcext:value-type="float">
            <text:p>35804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table:formula="of:=2321086-[.B531]" office:value-type="float" office:value="1911578" calcext:value-type="float">
            <text:p>191157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42012" calcext:value-type="float">
            <text:p>1420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416408" calcext:value-type="float">
            <text:p>4164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table:formula="of:=506901 -[.B534]" office:value-type="float" office:value="364889" calcext:value-type="float">
            <text:p>3648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table:formula="of:=2345110-[.B535]" office:value-type="float" office:value="1928702" calcext:value-type="float">
            <text:p>19287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9:22:53.020303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8-27T19:41:21.499722045</dc:date>
    <dc:creator>Jesus Castagnetto</dc:creator>
    <meta:editing-duration>P1DT18H41M47S</meta:editing-duration>
    <meta:editing-cycles>141</meta:editing-cycles>
    <meta:generator>LibreOffice/6.4.3.2$Linux_X86_64 LibreOffice_project/40$Build-2</meta:generator>
    <meta:document-statistic meta:table-count="1" meta:cell-count="2144" meta:object-count="0"/>
  </office:meta>
</office:document-meta>
</file>